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6000002FDAF1E61F2CB11F3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7.642cm" svg:x="1.001cm" svg:y="1.058cm">
          <draw:image xlink:href="Pictures/1000000100000366000002FDAF1E61F2CB11F38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0T20:15:47.731258457</meta:creation-date>
    <dc:date>2022-12-15T10:29:26.578689043</dc:date>
    <meta:editing-duration>PT2M35S</meta:editing-duration>
    <meta:editing-cycles>2</meta:editing-cycles>
    <meta:generator>LibreOffice/7.3.7.2$Linux_X86_64 LibreOffice_project/30$Build-2</meta:generator>
    <meta:document-statistic meta:object-count="1"/>
  </office:meta>
</office:document-meta>
</file>